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akar" svg:font-family="aakar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11299" style:font-weight-asian="bold" style:font-weight-complex="bold"/>
    </style:style>
    <style:style style:name="T3" style:family="text">
      <style:text-properties fo:font-weight="bold" officeooo:rsid="00128ee4" style:font-weight-asian="bold" style:font-weight-complex="bold"/>
    </style:style>
    <style:style style:name="T4" style:family="text">
      <style:text-properties fo:font-weight="bold" officeooo:rsid="001522e2" style:font-weight-asian="bold" style:font-weight-complex="bold"/>
    </style:style>
    <style:style style:name="T5" style:family="text">
      <style:text-properties fo:font-weight="bold" officeooo:rsid="0016526e" style:font-weight-asian="bold" style:font-weight-complex="bold"/>
    </style:style>
    <style:style style:name="T6" style:family="text">
      <style:text-properties fo:font-weight="bold" officeooo:rsid="00176b0f" style:font-weight-asian="bold" style:font-weight-complex="bold"/>
    </style:style>
    <style:style style:name="T7" style:family="text">
      <style:text-properties officeooo:rsid="00111299"/>
    </style:style>
    <style:style style:name="T8" style:family="text">
      <style:text-properties officeooo:rsid="00137c91"/>
    </style:style>
    <style:style style:name="T9" style:family="text">
      <style:text-properties officeooo:rsid="001522e2"/>
    </style:style>
    <style:style style:name="T10" style:family="text">
      <style:text-properties officeooo:rsid="0019640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rojekt zaliczeniowy PAW – Piotr Pietrzak</text:h>
      <text:p text:style-name="P1"/>
      <text:p text:style-name="P1"/>
      <text:h text:style-name="Heading_20_2" text:outline-level="2">Aplikacja służy do zarządzania urlopami w małej firmie.</text:h>
      <text:h text:style-name="Heading_20_2" text:outline-level="2"/>
      <text:h text:style-name="Heading_20_2" text:outline-level="2">Aplikcja składa się z trzech paneli.</text:h>
      <text:p text:style-name="P1"/>
      <text:h text:style-name="Heading_20_3" text:outline-level="3">1. Panel dostępny bez logowania <text:span text:style-name="T8">dla każdego</text:span></text:h>
      <text:p text:style-name="P1"/>
      <text:p text:style-name="P1"><text:s text:c="2"/>"<text:span text:style-name="T1">Rejestracja</text:span>" - założenie konta Pracodawcy lub Pracownika. Pracownik po zarejestowaniu jest domyślnie nieaktywny. Musi zostać zaakceptowany przez pracodawcę aby mogł skorzystać z możliwości zarządzania swoimi urlopami</text:p>
      <text:p text:style-name="P1"/>
      <text:p text:style-name="P1"><text:s text:c="2"/>"<text:span text:style-name="T1">Dostępne firmy</text:span>" - podgląd jakie firmy są już zarejestrowane w aplikacji</text:p>
      <text:p text:style-name="P1"/>
      <text:h text:style-name="Heading_20_3" text:outline-level="3">2. Panel Pracownika dostępny po zalogowaniu się jako Pracownik</text:h>
      <text:p text:style-name="P1"/>
      <text:p text:style-name="P1"><text:s text:c="2"/>"<text:span text:style-name="T1">Dodaj urlop</text:span>" - dodanie nowego urlopu przez Pracownika</text:p>
      <text:p text:style-name="P1"/>
      <text:p text:style-name="P1"><text:s text:c="2"/>"<text:span text:style-name="T1">Urlopy oczekujące</text:span>" - edycja i usuwanie oczekujących urlopów. Pracodawca może zaakceptować lub odrzucić oczekujący urlop Pracownika. Po zmianie stanu na zaakceptowany lub odrzucony przez Pracodawcę - <text:s/>Pracownik nie może już edytować ani usuwać urlopu.</text:p>
      <text:p text:style-name="P1"/>
      <text:p text:style-name="P1"><text:s text:c="2"/>"<text:span text:style-name="T1">Urlopy zatwierdzone</text:span>" - Urlopy które Pracodawca zatwierdził. Jeżeli urlop jest z datą przyszłą to Pracodawca ma możliwość wystąpienia do Pracodawcy o anulowanie zaakceptowanego urlopu</text:p>
      <text:p text:style-name="P1"/>
      <text:p text:style-name="P1"><text:s text:c="2"/>"<text:span text:style-name="T1">Urlopy anulowane</text:span>" - Urlopy które Pracodawca odrzucił.</text:p>
      <text:p text:style-name="P1"/>
      <text:p text:style-name="P1"><text:s text:c="2"/>"<text:span text:style-name="T1">Moje konto</text:span>" - Krótka informacja o właścicielu konta</text:p>
      <text:p text:style-name="P1"/>
      <text:p text:style-name="P1"/>
      <text:h text:style-name="Heading_20_3" text:outline-level="3">3. Panel Pracodawcy jest dostępny po zalogowaniu się jako Pracodawca</text:h>
      <text:p text:style-name="P1"/>
      <text:p text:style-name="P1"><text:s text:c="2"/>"<text:span text:style-name="T1">Moi pracownicy</text:span>" - Informacja o aktywnych Pracownikach. Pracodawca może tutaj dezaktywować Pracownika. Wtedy ten Pracownik nie będzie mógł tworzyć i <text:soft-page-break/>zarządzać swoimi urlopami. Będzie je miał tylko do odczytu</text:p>
      <text:p text:style-name="P1"/>
      <text:p text:style-name="P1"><text:s text:c="2"/>"<text:span text:style-name="T1">Pracownicy oczekujący</text:span>" - Informacja u zarejestrowanych Pracownikach którzy są nieaktywni. Nie mogą wtedy tworzyć i zarządzać urlopami. Pracodawca może tutaj zaakceptować Pracownika czym odblokuje mu funkcje w aplikacji</text:p>
      <text:p text:style-name="P1"/>
      <text:p text:style-name="P1"><text:s text:c="2"/>"<text:span text:style-name="T1">Urlopy oczekujące</text:span>" - Urlopy Pracowników oczekujących na akceptacje lub odrzucenie przez Pracodawcę. Pracodawca może tutaj wybrać urlopy wg Pracownika oraz zatwierdzić lub odrzucić urlop</text:p>
      <text:p text:style-name="P1"/>
      <text:p text:style-name="P1"><text:s text:c="2"/>"<text:span text:style-name="T1">Urlopy zatwierdzone</text:span>" - Urlopy Pracowników które Pracodawca zaakceptował. Pracodawca może tutaj wybrać urlopy wg Pracownika</text:p>
      <text:p text:style-name="P1"/>
      <text:p text:style-name="P1"><text:s text:c="2"/>"<text:span text:style-name="T1">Urlopy odrzucone</text:span>" - Urlopy Pracowników które Pracodawca odrzucił. Pracodawca może tutaj wybrać urlopy wg Pracownika</text:p>
      <text:p text:style-name="P1"/>
      <text:p text:style-name="P1"><text:s text:c="2"/>"<text:span text:style-name="T1">Prośby o anulowanie urlopu</text:span>" - Urlopy które Pracodawca zatwierdził a Pracownik potem zdecydował się anulować ten urlop. Jest to możliwe wyłącznie dla urlopów zaakceptowanych przez Pracodawcę i mających przyszłą datę rozpoczęcia</text:p>
      <text:p text:style-name="P1"/>
      <text:p text:style-name="P1"><text:s text:c="2"/>"<text:span text:style-name="T1">Moje konto</text:span>" - Krótka informacja o właścicielu konta</text:p>
      <text:p text:style-name="P1"/>
      <text:h text:style-name="Heading_20_4" text:outline-level="4">Aplikacja składa się z dwoch części.</text:h>
      <text:p text:style-name="P1"/>
      <text:p text:style-name="P1">1. Część backendowa. Paczka <text:span text:style-name="T1">`api.tar.gz`</text:span></text:p>
      <text:p text:style-name="P1"/>
      <text:p text:style-name="P1">Jest to API restowe, które dostarcza funkcjonalności części frontendowej. <text:span text:style-name="T9">Plik schema bazy danych, o</text:span>pis inst<text:span text:style-name="T9">a</text:span>lacji oraz szczegółowa dokumentacja endpointów znajduje się z paczce z aplikacją</text:p>
      <text:p text:style-name="P1"><text:s text:c="2"/>- użyt<text:span text:style-name="T10">e</text:span> technologi<text:span text:style-name="T10">e</text:span>: <text:span text:style-name="T1">PHP, </text:span><text:span text:style-name="T4">My</text:span><text:span text:style-name="T6">SQL</text:span></text:p>
      <text:p text:style-name="P1"/>
      <text:p text:style-name="P1">2. Część frontendowa. Paczka <text:span text:style-name="T1">`vacations.tar.gz`</text:span></text:p>
      <text:p text:style-name="P1"/>
      <text:p text:style-name="P1">Jest to widok służący do zarządzania i prezentacji danych dostarczanych przez API. Opis instalacji znajduje się w paczce z aplikacją</text:p>
      <text:p text:style-name="P1"><text:s text:c="2"/>- <text:span text:style-name="T7">użyte technologie: </text:span><text:span text:style-name="T2">React</text:span><text:span text:style-name="T7">, </text:span><text:span text:style-name="T2">JavaScript</text:span><text:span text:style-name="T7">, </text:span><text:span text:style-name="T2">CSS</text:span><text:span text:style-name="T7">, </text:span><text:span text:style-name="T2">H</text:span><text:span text:style-name="T3">TML</text:span></text:p>
      <text:p text:style-name="P1"/>
      <text:p text:style-name="P1">Dodatkowo w paczce <text:span text:style-name="T1">`db_vacations.tar.gz` </text:span>znajduje się aplikacja do utworzenia bazy danych wraz z przykładowymi danymi. Szczegółowa instrukcja znajduje się w paczce z aplikacją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akar" svg:font-family="aak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21T16:08:41.563934398</dc:date>
    <meta:editing-duration>PT7M54S</meta:editing-duration>
    <meta:editing-cycles>9</meta:editing-cycles>
    <meta:generator>LibreOffice/7.3.7.2$Linux_X86_64 LibreOffice_project/30$Build-2</meta:generator>
    <meta:document-statistic meta:table-count="0" meta:image-count="0" meta:object-count="0" meta:page-count="2" meta:paragraph-count="28" meta:word-count="409" meta:character-count="3049" meta:non-whitespace-character-count="2634"/>
  </office:meta>
</office:document-meta>
</file>